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163d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5pt" officeooo:rsid="0017c88f" officeooo:paragraph-rsid="0023393b" style:font-size-asian="15pt" style:font-size-complex="15pt" style:text-scale="100%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5" style:family="paragraph" style:parent-style-name="_5f_Paragraphe_20_livret_20_réponse_20_élève">
      <style:paragraph-properties fo:margin-top="0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229248"/>
    </style:style>
    <style:style style:name="P26" style:family="paragraph" style:parent-style-name="Standard">
      <style:paragraph-properties fo:margin-top="0.6cm" fo:margin-bottom="0cm" loext:contextual-spacing="false"/>
      <style:text-properties officeooo:paragraph-rsid="0023393b"/>
    </style:style>
    <style:style style:name="P27" style:family="paragraph" style:parent-style-name="FILET_5f_POINTILLES">
      <style:text-properties officeooo:paragraph-rsid="002a3b90"/>
    </style:style>
    <style:style style:name="P28" style:family="paragraph" style:parent-style-name="FILET_5f_POINTILLES">
      <style:text-properties officeooo:paragraph-rsid="002c3a4e"/>
    </style:style>
    <style:style style:name="P29" style:family="paragraph" style:parent-style-name="Exo_5f_Num">
      <style:paragraph-properties fo:margin-top="0.831cm" fo:margin-bottom="0.101cm" loext:contextual-spacing="false"/>
    </style:style>
    <style:style style:name="P30" style:family="paragraph" style:parent-style-name="Exo_5f_Num" style:list-style-name="Num_5f_Exo">
      <style:paragraph-properties fo:margin-top="0.499cm" fo:margin-bottom="0cm" loext:contextual-spacing="false"/>
      <style:text-properties officeooo:paragraph-rsid="003248ab"/>
    </style:style>
    <style:style style:name="P31" style:family="paragraph" style:parent-style-name="Exo_5f_Num">
      <style:paragraph-properties fo:margin-top="0.48cm" fo:margin-bottom="0cm" loext:contextual-spacing="false"/>
    </style:style>
    <style:style style:name="P32" style:family="paragraph" style:parent-style-name="Exo_5f_Num" style:list-style-name="Num_5f_Exo">
      <style:paragraph-properties fo:margin-top="0.48cm" fo:margin-bottom="0cm" loext:contextual-spacing="false"/>
      <style:text-properties officeooo:paragraph-rsid="003248ab"/>
    </style:style>
    <style:style style:name="P33" style:family="paragraph" style:parent-style-name="Exo_5f_Num">
      <style:paragraph-properties fo:margin-top="0.48cm" fo:margin-bottom="0.101cm" loext:contextual-spacing="false"/>
      <style:text-properties officeooo:paragraph-rsid="00246f66"/>
    </style:style>
    <style:style style:name="P34" style:family="paragraph" style:parent-style-name="FILET_5f_POINTILLES" style:list-style-name="_5f_Numérotation_20_des_20_exercices_20_livrets"/>
    <style:style style:name="P35" style:family="paragraph" style:parent-style-name="FILET_5f_POINTILLES" style:list-style-name="_5f_Numérotation_20_des_20_exercices_20_livrets">
      <style:text-properties officeooo:paragraph-rsid="002a3b90"/>
    </style:style>
    <style:style style:name="P36" style:family="paragraph" style:parent-style-name="FILET_5f_POINTILLES" style:list-style-name="_5f_Numérotation_20_des_20_exercices_20_livrets">
      <style:text-properties officeooo:paragraph-rsid="002c3a4e"/>
    </style:style>
    <style:style style:name="P37" style:family="paragraph" style:parent-style-name="_5f_Paragraphe_20_livret_20_" style:list-style-name="liste_5f_abc">
      <style:text-properties officeooo:paragraph-rsid="0031975d"/>
    </style:style>
    <style:style style:name="P38" style:family="paragraph" style:parent-style-name="_5f_Paragraphe_20_livret_20_" style:list-style-name="liste_5f_abc">
      <style:text-properties officeooo:paragraph-rsid="0027d8be"/>
    </style:style>
    <style:style style:name="P39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7d8be"/>
    </style:style>
    <style:style style:name="P40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23393b"/>
    </style:style>
    <style:style style:name="P41" style:family="paragraph" style:parent-style-name="_5f_Paragraphe_20_livret_20_" style:list-style-name="liste_5f_abc">
      <style:paragraph-properties fo:margin-top="0.199cm" fo:margin-bottom="0cm" loext:contextual-spacing="false"/>
      <style:text-properties style:font-name="Bitstream Vera Sans1" officeooo:paragraph-rsid="0023393b"/>
    </style:style>
    <style:style style:name="P42" style:family="paragraph" style:parent-style-name="_5f_Paragraphe_20_livret_20_" style:list-style-name="_5f_Numérotation_20_des_20_exercices_20_livrets">
      <style:paragraph-properties fo:margin-top="0.3cm" fo:margin-bottom="0.101cm" loext:contextual-spacing="false"/>
      <style:text-properties style:font-name="Bitstream Vera Sans1" officeooo:paragraph-rsid="0023393b"/>
    </style:style>
    <style:style style:name="P43" style:family="paragraph" style:parent-style-name="_5f_Paragraphe_20_livret_20_" style:list-style-name="_5f_Numérotation_20_des_20_exercices_20_livrets">
      <style:paragraph-properties fo:margin-top="0cm" fo:margin-bottom="0cm" loext:contextual-spacing="false"/>
      <style:text-properties style:font-name="Bitstream Vera Sans1" officeooo:paragraph-rsid="0023393b"/>
    </style:style>
    <style:style style:name="P44" style:family="paragraph" style:parent-style-name="_5f_Paragraphe_20_livret_20_réponse_20_élève" style:list-style-name="_5f_Numérotation_20_des_20_exercices_20_livrets">
      <style:text-properties officeooo:paragraph-rsid="0031975d"/>
    </style:style>
    <style:style style:name="P45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text-align="start" style:justify-single-word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229248"/>
    </style:style>
    <style:style style:name="P46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229248"/>
    </style:style>
    <style:style style:name="P47" style:family="paragraph" style:parent-style-name="_5f_Paragraphe_20_livret_20_réponse_20_élève" style:list-style-name="_5f_Numérotation_20_des_20_exercices_20_livrets">
      <style:paragraph-properties fo:margin-top="0.6cm" fo:margin-bottom="0cm" loext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3.597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29248"/>
    </style:style>
    <style:style style:name="P48" style:family="paragraph" style:parent-style-name="_5f_Paragraphe_20_livret_20_réponse_20_élève" style:list-style-name="_5f_Numérotation_20_des_20_exercices_20_livrets">
      <style:paragraph-properties fo:margin-top="0.6cm" fo:margin-bottom="0cm" loext:contextual-spacing="false"/>
      <style:text-properties officeooo:paragraph-rsid="00229248"/>
    </style:style>
    <style:style style:name="P49" style:family="paragraph" style:parent-style-name="_5f_Paragraphe_20_livret_20_réponse_20_élève" style:list-style-name="_5f_Numérotation_20_des_20_exercices_20_livrets">
      <style:paragraph-properties fo:margin-top="0.6cm" fo:margin-bottom="0.101cm" loext:contextual-spacing="false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6.592cm" style:leader-style="dotted" style:leader-text="."/>
          <style:tab-stop style:position="7.752cm" style:leader-style="dotted" style:leader-text="."/>
          <style:tab-stop style:position="8.999cm" style:leader-style="dotted" style:leader-text="."/>
        </style:tab-stops>
      </style:paragraph-properties>
      <style:text-properties officeooo:paragraph-rsid="00229248"/>
    </style:style>
    <style:style style:name="P50" style:family="paragraph" style:parent-style-name="_5f_Paragraphe_20_énoncé_20_après_20_numéro" style:list-style-name="_5f_Numérotation_20_des_20_exercices_20_livrets">
      <style:paragraph-properties fo:margin-top="0.199cm" fo:margin-bottom="0cm" loext:contextual-spacing="false"/>
      <style:text-properties officeooo:paragraph-rsid="002fe3a0"/>
    </style:style>
    <style:style style:name="P51" style:family="paragraph" style:parent-style-name="_5f_Pied_20_de_20_page" style:list-style-name="">
      <style:paragraph-properties fo:text-align="end" style:justify-single-word="false"/>
    </style:style>
    <style:style style:name="P52" style:family="paragraph" style:parent-style-name="_5f_Pied_20_de_20_page">
      <style:paragraph-properties fo:text-align="end" style:justify-single-word="false"/>
    </style:style>
    <style:style style:name="P53" style:family="paragraph" style:parent-style-name="_5f_Pied_20_de_20_page" style:list-style-name=""/>
    <style:style style:name="P5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34" fo:break-before="auto" fo:break-after="auto" style:shadow="none"/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6" style:family="paragraph">
      <style:paragraph-properties fo:margin-top="0cm" fo:margin-bottom="0.199cm" fo:text-align="center"/>
    </style:style>
    <style:style style:name="P57" style:family="paragraph">
      <loext:graphic-properties draw:fill-color="#d3802b"/>
      <style:paragraph-properties fo:margin-top="0cm" fo:margin-bottom="0.199cm" fo:text-align="center"/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163d5"/>
    </style:style>
    <style:style style:name="T6" style:family="text">
      <style:text-properties officeooo:rsid="00308c81"/>
    </style:style>
    <style:style style:name="T7" style:family="text">
      <style:text-properties fo:color="#000000"/>
    </style:style>
    <style:style style:name="T8" style:family="text">
      <style:text-properties fo:color="#000000" style:text-position="0% 100%" style:font-name="Bitstream Vera Sans1" style:font-name-asian="OpenSymbol1" style:font-style-asian="normal" style:font-name-complex="OpenSymbol1" style:font-style-complex="normal"/>
    </style:style>
    <style:style style:name="T9" style:family="text">
      <style:text-properties fo:color="#000000" style:text-position="0% 100%" style:font-style-asian="normal" style:font-style-complex="normal"/>
    </style:style>
    <style:style style:name="T10" style:family="text">
      <style:text-properties fo:color="#000000" style:text-position="super 58%" style:text-underline-style="none" fo:font-weight="normal" officeooo:rsid="008354b7" style:font-weight-asian="normal" style:font-weight-complex="normal"/>
    </style:style>
    <style:style style:name="T11" style:family="text">
      <style:text-properties fo:color="#000000" style:text-position="super 58%" style:text-underline-style="none" fo:font-weight="normal" officeooo:rsid="002a3b90" style:font-weight-asian="normal" style:font-weight-complex="normal"/>
    </style:style>
    <style:style style:name="T12" style:family="text">
      <style:text-properties fo:color="#000000" style:text-position="super 58%" style:font-name="Bitstream Vera Sans1" fo:font-size="10pt" fo:font-style="normal" style:text-underline-style="none" fo:font-weight="normal" officeooo:rsid="00425cb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3" style:family="text">
      <style:text-properties fo:color="#000000" style:text-position="super 58%" style:font-name="Bitstream Vera Sans1" fo:font-size="10pt" fo:letter-spacing="normal" fo:font-style="normal" style:text-underline-style="none" fo:font-weight="normal" officeooo:rsid="00425cb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" style:family="text">
      <style:text-properties fo:color="#000000" style:text-position="super 58%" style:font-name="Bitstream Vera Sans" fo:font-size="10pt" fo:font-style="normal" style:text-underline-style="none" fo:font-weight="normal" officeooo:rsid="0027d8be"/>
    </style:style>
    <style:style style:name="T15" style:family="text">
      <style:text-properties fo:color="#000000" officeooo:rsid="008354b7"/>
    </style:style>
    <style:style style:name="T16" style:family="text">
      <style:text-properties fo:color="#000000" officeooo:rsid="0023393b"/>
    </style:style>
    <style:style style:name="T17" style:family="text">
      <style:text-properties fo:color="#000000" style:font-name="OpenSymbol2" officeooo:rsid="008354b7"/>
    </style:style>
    <style:style style:name="T18" style:family="text">
      <style:text-properties fo:color="#000000" fo:font-weight="normal" officeooo:rsid="008354b7" style:font-weight-asian="normal" style:font-weight-complex="normal"/>
    </style:style>
    <style:style style:name="T19" style:family="text">
      <style:text-properties fo:color="#000000" officeooo:rsid="002a3b90"/>
    </style:style>
    <style:style style:name="T20" style:family="text">
      <style:text-properties style:font-name="Bitstream Vera Sans1"/>
    </style:style>
    <style:style style:name="T21" style:family="text">
      <style:text-properties style:font-name="Bitstream Vera Sans1" fo:font-weight="normal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="Bitstream Vera Sans1"/>
    </style:style>
    <style:style style:name="T24" style:family="text">
      <style:text-properties style:text-position="0% 100%" style:font-name="Bitstream Vera Sans1" style:font-name-asian="OpenSymbol1" style:font-style-asian="normal" style:font-name-complex="OpenSymbol1" style:font-style-complex="normal"/>
    </style:style>
    <style:style style:name="T25" style:family="text">
      <style:text-properties style:text-position="0% 100%" style:font-name="Bitstream Vera Sans1" style:text-underline-style="none" officeooo:rsid="0056e461"/>
    </style:style>
    <style:style style:name="T26" style:family="text">
      <style:text-properties style:text-position="0% 100%" style:font-name="Bitstream Vera Sans1" style:text-underline-style="none" officeooo:rsid="0027d8be"/>
    </style:style>
    <style:style style:name="T27" style:family="text">
      <style:text-properties style:text-position="0% 100%" style:text-underline-style="none" officeooo:rsid="0056e461"/>
    </style:style>
    <style:style style:name="T28" style:family="text">
      <style:text-properties style:text-position="0% 100%" style:text-underline-style="none" officeooo:rsid="0027d8be"/>
    </style:style>
    <style:style style:name="T29" style:family="text">
      <style:text-properties style:text-position="0% 100%" style:text-underline-style="none" officeooo:rsid="0029598f"/>
    </style:style>
    <style:style style:name="T30" style:family="text">
      <style:text-properties style:text-position="0% 100%" style:text-underline-style="none" officeooo:rsid="007861c4"/>
    </style:style>
    <style:style style:name="T31" style:family="text">
      <style:text-properties style:text-position="0% 100%" style:font-name="Bitstream Vera Sans" style:font-name-asian="OpenSymbol1" style:font-style-asian="normal" style:font-name-complex="OpenSymbol1" style:font-style-complex="normal"/>
    </style:style>
    <style:style style:name="T32" style:family="text">
      <style:text-properties style:text-position="0% 100%" style:font-name="Bitstream Vera Sans" fo:font-size="10pt" style:text-underline-style="none" officeooo:rsid="0028d8f1"/>
    </style:style>
    <style:style style:name="T33" style:family="text">
      <style:text-properties style:text-position="0% 100%" style:font-name="Bitstream Vera Sans" fo:font-size="10pt" style:text-underline-style="none" officeooo:rsid="0027d8be"/>
    </style:style>
    <style:style style:name="T34" style:family="text">
      <style:text-properties style:text-position="0% 100%" style:font-name="Bitstream Vera Sans" fo:font-size="10pt" style:text-underline-style="none" officeooo:rsid="0056e461"/>
    </style:style>
    <style:style style:name="T35" style:family="text">
      <style:text-properties style:text-position="0% 100%" style:font-name="OpenSymbol2" fo:font-size="10pt" style:text-underline-style="none" officeooo:rsid="0056e461" style:font-name-asian="OpenSymbol3" style:font-name-complex="OpenSymbol3"/>
    </style:style>
    <style:style style:name="T36" style:family="text">
      <style:text-properties style:text-position="0% 100%" style:font-name="OpenSymbol2" fo:font-size="10pt" style:text-underline-style="none" officeooo:rsid="0056e461"/>
    </style:style>
    <style:style style:name="T37" style:family="text">
      <style:text-properties style:text-position="0% 100%" style:font-name="OpenSymbol2" style:text-underline-style="none" officeooo:rsid="0056e461"/>
    </style:style>
    <style:style style:name="T38" style:family="text">
      <style:text-properties style:text-position="0% 100%" style:font-name-asian="OpenSymbol1" style:font-style-asian="normal" style:font-name-complex="OpenSymbol1" style:font-style-complex="normal"/>
    </style:style>
    <style:style style:name="T39" style:family="text">
      <style:text-properties style:text-position="super 58%"/>
    </style:style>
    <style:style style:name="T40" style:family="text">
      <style:text-properties style:text-position="super 58%" style:font-name="Bitstream Vera Sans1"/>
    </style:style>
    <style:style style:name="T41" style:family="text">
      <style:text-properties style:text-position="super 58%" style:font-name="Bitstream Vera Sans1" fo:font-weight="normal" style:font-weight-asian="normal" style:font-weight-complex="normal"/>
    </style:style>
    <style:style style:name="T42" style:family="text">
      <style:text-properties style:text-position="super 58%" style:text-underline-style="none"/>
    </style:style>
    <style:style style:name="T43" style:family="text">
      <style:text-properties style:text-position="super 58%" fo:font-weight="normal" style:font-weight-asian="normal" style:font-weight-complex="normal"/>
    </style:style>
    <style:style style:name="T44" style:family="text">
      <style:text-properties style:text-position="super 58%" style:font-name="Bitstream Vera Sans" fo:font-size="10pt" style:text-underline-style="none" officeooo:rsid="0028d8f1"/>
    </style:style>
    <style:style style:name="T45" style:family="text">
      <style:text-properties style:text-position="super 58%" style:font-name="Bitstream Vera Sans" fo:font-size="10pt" style:text-underline-style="none" officeooo:rsid="0056e461"/>
    </style:style>
    <style:style style:name="T46" style:family="text">
      <style:text-properties style:text-position="super 58%" style:font-name="Bitstream Vera Sans" fo:font-size="10pt" style:text-underline-style="none" officeooo:rsid="0027d8be"/>
    </style:style>
    <style:style style:name="T47" style:family="text">
      <style:text-properties style:text-position="super 58%" style:font-name="Bitstream Vera Sans" fo:font-size="10pt" style:text-underline-style="none" officeooo:rsid="0029598f"/>
    </style:style>
    <style:style style:name="T48" style:family="text">
      <style:text-properties style:text-position="super 58%" style:font-name="Bitstream Vera Sans" fo:font-size="10pt" style:text-underline-style="none" officeooo:rsid="003248ab"/>
    </style:style>
    <style:style style:name="T49" style:family="text">
      <style:text-properties style:text-position="super 58%" style:font-name="Bitstream Vera Sans" fo:font-size="10pt" fo:letter-spacing="normal" officeooo:rsid="0028d8f1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76791f"/>
    </style:style>
    <style:style style:name="T52" style:family="text">
      <style:text-properties style:text-underline-style="none" officeooo:rsid="00780d8a"/>
    </style:style>
    <style:style style:name="T53" style:family="text">
      <style:text-properties style:font-name="Bitstream Vera Sans" fo:font-size="10pt" officeooo:rsid="0028d8f1"/>
    </style:style>
    <style:style style:name="T54" style:family="text">
      <style:text-properties style:font-name="OpenSymbol2"/>
    </style:style>
    <style:style style:name="T55" style:family="text">
      <style:text-properties style:font-name="OpenSymbol2" fo:font-size="10pt" style:font-name-asian="OpenSymbol3" style:font-name-complex="OpenSymbol3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style:font-name="OpenSymbol1"/>
    </style:style>
    <style:style style:name="T58" style:family="text">
      <style:text-properties fo:color="#d3802c" fo:font-size="10pt" fo:language="fr" fo:country="FR" style:font-size-asian="10pt" style:language-asian="fr" style:country-asian="FR" style:font-size-complex="10pt"/>
    </style:style>
    <style:style style:name="T59" style:family="text">
      <style:text-properties officeooo:rsid="00828850"/>
    </style:style>
    <style:style style:name="T60" style:family="text">
      <style:text-properties officeooo:rsid="0027d8be"/>
    </style:style>
    <style:style style:name="T61" style:family="text">
      <style:text-properties fo:color="#ffffff" style:font-name="Bitstream Vera Sans1" fo:font-size="11pt" fo:font-weight="bold" style:font-size-asian="11pt" style:font-weight-asian="bold" style:font-size-complex="11pt" style:font-weight-complex="bold"/>
    </style:style>
    <style:style style:name="T62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<draw:g text:anchor-type="paragraph" draw:z-index="9" draw:style-name="gr1"><draw:custom-shape draw:style-name="gr2" draw:text-style-name="P57" svg:width="3.964cm" svg:height="0.641cm" draw:transform="skewX (0.00279252680319092) rotate (0.0872664625997165) translate (-0.370416666666667cm -0.0934861111111111cm)"><text:p text:style-name="P56"><text:span text:style-name="T6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2.743cm"><text:section text:style-name="Sect1" text:name="Section8"><text:p text:style-name="P24"/><text:p text:style-name="_5f_Paragraphe_20_livret_20_"><text:span text:style-name="T51">Calcule les expressions suivantes </text:span><text:span text:style-name="T52">et donne le résultat en notation scientifique</text:span><text:span text:style-name="T51">.</text:span></text:p><text:list xml:id="list3909067224" text:style-name="liste_5f_abc"><text:list-item><text:p text:style-name="P37"><text:span text:style-name="T60">A </text:span><text:span text:style-name="_5f_signe"><text:span text:style-name="T60">=</text:span></text:span><text:span text:style-name="T60"> 3</text:span>,<text:span text:style-name="T60">2</text:span> <text:span text:style-name="T54">×</text:span><text:span text:style-name="T53">10</text:span><text:span text:style-name="T13">–</text:span><text:span text:style-name="T49">4</text:span> <text:span text:style-name="T55">×</text:span> <text:span text:style-name="T60">4,5</text:span> <text:span text:style-name="T54">×</text:span> 10<text:span text:style-name="T39">11</text:span></text:p></text:list-item><text:list-item><text:p text:style-name="P38">B <text:span text:style-name="_5f_signe">=</text:span><draw:frame draw:style-name="fr5" draw:name="Objet168" text:anchor-type="as-char" svg:width="4.202cm" svg:height="0.96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p></text:list-item></text:list><text:p text:style-name="P26"><text:span text:style-name="_5f_correction"><text:span text:style-name="T58">Correction</text:span></text:span></text:p><text:list xml:id="list150905839977361" text:continue-numbering="true" text:style-name="liste_5f_abc"><text:list-item><text:list><text:list-item><text:p text:style-name="P39"><text:span text:style-name="T26">A </text:span><text:span text:style-name="_5f_signe"><text:span text:style-name="T28">=</text:span></text:span><text:span text:style-name="T26"> 3</text:span><text:span text:style-name="T25">,</text:span><text:span text:style-name="T26">2</text:span><text:span text:style-name="T25"> </text:span><text:span text:style-name="T37">×</text:span><text:span text:style-name="T32"> </text:span><text:span text:style-name="T33">4,5</text:span><text:span text:style-name="T34"> </text:span><text:span text:style-name="T36">×</text:span><text:span text:style-name="T32"> </text:span><text:span text:style-name="T33">1</text:span><text:span text:style-name="T32">0</text:span><text:span text:style-name="T44">–4</text:span><text:span text:style-name="T34"> </text:span><text:span text:style-name="T35">×</text:span><text:span text:style-name="T34"> 10</text:span><text:span text:style-name="T45">11</text:span></text:p><text:p text:style-name="P39"><text:span text:style-name="T33">A </text:span><text:span text:style-name="_5f_signe"><text:span text:style-name="T28">=</text:span></text:span><text:span text:style-name="T33"> 14,4</text:span><text:span text:style-name="T34"> </text:span><text:span text:style-name="T36">×</text:span><text:span text:style-name="T32"> </text:span><text:span text:style-name="T33">1</text:span><text:span text:style-name="T32">0</text:span><text:span text:style-name="T48">7</text:span><text:span text:style-name="T33"> </text:span><text:span text:style-name="_5f_signe"><text:span text:style-name="T28">=</text:span></text:span><text:span text:style-name="T33"> 1,44</text:span><text:span text:style-name="T34"> </text:span><text:span text:style-name="T36">×</text:span><text:span text:style-name="T32"> </text:span><text:span text:style-name="T33">1</text:span><text:span text:style-name="T32">0</text:span><text:span text:style-name="T46">1</text:span><text:span text:style-name="T34"> </text:span><text:span text:style-name="T36">×</text:span><text:span text:style-name="T32"> </text:span><text:span text:style-name="T33">1</text:span><text:span text:style-name="T32">0</text:span><text:span text:style-name="T48">7</text:span><text:span text:style-name="T33"> </text:span><text:span text:style-name="_5f_signe"><text:span text:style-name="T28">=</text:span></text:span><text:span text:style-name="T33"> 1,44</text:span><text:span text:style-name="T34"> </text:span><text:span text:style-name="T36">×</text:span><text:span text:style-name="T32"> </text:span><text:span text:style-name="T33">1</text:span><text:span text:style-name="T32">0</text:span><text:span text:style-name="T14">8</text:span></text:p></text:list-item><text:list-item><text:p text:style-name="P39"><text:span text:style-name="T27">B </text:span><text:span text:style-name="_5f_signe"><text:span text:style-name="T27">=</text:span></text:span><text:span text:style-name="T27"><draw:frame draw:style-name="fr5" draw:name="Objet171" text:anchor-type="as-char" svg:width="4.202cm" svg:height="0.96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</text:list-item></text:list></text:list-item></text:list><text:list xml:id="list3432491777" text:style-name="_5f_Numérotation_20_des_20_exercices_20_livrets"><text:list-item><text:list><text:list-header><text:p text:style-name="P50"><text:span text:style-name="T27">B </text:span><text:span text:style-name="_5f_signe"><text:span text:style-name="T27">=</text:span></text:span><text:span text:style-name="_5f_signe"><text:span text:style-name="T27"><draw:frame draw:style-name="fr5" draw:name="Objet3" text:anchor-type="as-char" svg:width="2.058cm" svg:height="0.96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signe"><text:span text:style-name="T27">=</text:span></text:span><text:span text:style-name="_5f_BVS"><text:span text:style-name="T30"><draw:frame draw:style-name="fr6" draw:name="Objet4" text:anchor-type="as-char" svg:width="1.051cm" svg:height="0.87cm" draw:z-index="13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BVS"><text:span text:style-name="T37">×</text:span></text:span><text:span text:style-name="_5f_BVS"><text:span text:style-name="T37"><draw:frame draw:style-name="fr6" draw:name="Objet5" text:anchor-type="as-char" svg:width="0.984cm" svg:height="0.96cm" draw:z-index="14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signe"><text:span text:style-name="T27">=</text:span></text:span><text:span text:style-name="_5f_BVS"><text:span text:style-name="T29"> 4,9 </text:span></text:span><text:span text:style-name="_5f_signe"><text:span text:style-name="T37">×</text:span></text:span><text:span text:style-name="_5f_signe"><text:span text:style-name="T32">10</text:span></text:span><text:span text:style-name="_5f_signe"><text:span text:style-name="T47">1</text:span></text:span><text:span text:style-name="_5f_signe"><text:span text:style-name="T44">4</text:span></text:span></text:p></text:list-header></text:list></text:list-item></text:list></text:section></draw:text-box></draw:frame></text:h>
      <text:list xml:id="list1526756294" text:style-name="Num_5f_Exo">
        <text:list-item>
          <text:h text:style-name="P29" text:outline-level="1"><text:span text:style-name="_5f_pointillés_20_gris"><text:span text:style-name="T7"> Calcule chaque expression et donne le résultat en notation scientifique.</text:span></text:span></text:h>
        </text:list-item>
      </text:list>
      <text:list xml:id="list150905680095044" text:continue-list="list3432491777" text:style-name="_5f_Numérotation_20_des_20_exercices_20_livrets">
        <text:list-header>
          <text:p text:style-name="P44">A <text:span text:style-name="_5f_signe">=</text:span> 45 <text:span text:style-name="T54">×</text:span> <text:span text:style-name="T56">10</text:span><text:span text:style-name="T43">12</text:span> <text:span text:style-name="T54">×</text:span><text:span text:style-name="T20"> 4 </text:span><text:span text:style-name="T54">×</text:span><text:span text:style-name="T20"> </text:span><text:span text:style-name="T21">10</text:span><text:span text:style-name="T12">–</text:span><text:span text:style-name="T41">26</text:span></text:p>
          <text:p text:style-name="P45">A <text:span text:style-name="_5f_signe">=</text:span> <text:span text:style-name="_5f_pointillés_20_gris"><text:span text:style-name="T38"><text:tab/></text:span></text:span></text:p>
          <text:p text:style-name="P46"><text:span text:style-name="_5f_pointillés_20_gris"><text:span text:style-name="T7">A</text:span></text:span><text:span text:style-name="_5f_pointillés_20_gris"> </text:span><text:span text:style-name="_5f_signe">=</text:span><text:span text:style-name="_5f_pointillés_20_gris"> </text:span><text:span text:style-name="_5f_pointillés_20_gris"><text:span text:style-name="T38"><text:tab/></text:span></text:span></text:p>
          <text:p text:style-name="P46">A <text:span text:style-name="_5f_signe">=</text:span> <text:span text:style-name="_5f_pointillés_20_gris"><text:span text:style-name="T38"><text:tab/></text:span></text:span></text:p>
          <text:p text:style-name="P47">B <text:span text:style-name="_5f_signe">=</text:span> (2 500 000 000)<text:span text:style-name="T39">2</text:span></text:p>
        </text:list-header>
      </text:list>
      <text:p text:style-name="P25">B <text:span text:style-name="_5f_signe">=</text:span> <text:span text:style-name="_5f_pointillés_20_gris"><text:span text:style-name="T38"><text:tab/></text:span></text:span></text:p>
      <text:p text:style-name="P25"><text:span text:style-name="T23">B </text:span><text:span text:style-name="_5f_signe"><text:span text:style-name="T22">=</text:span></text:span><text:span text:style-name="T23"> </text:span><text:span text:style-name="_5f_pointillés_20_gris"><text:span text:style-name="T38"><text:tab/></text:span></text:span></text:p>
      <text:p text:style-name="P25"><text:span text:style-name="T23">B </text:span><text:span text:style-name="_5f_signe"><text:span text:style-name="T22">=</text:span></text:span><text:span text:style-name="T23"> </text:span><text:span text:style-name="_5f_pointillés_20_gris"><text:span text:style-name="T38"><text:tab/></text:span></text:span></text:p>
      <text:list xml:id="list150905951034845" text:continue-numbering="true" text:style-name="_5f_Numérotation_20_des_20_exercices_20_livrets">
        <text:list-header>
          <text:p text:style-name="P49">C <text:span text:style-name="_5f_signe">=</text:span><draw:frame draw:style-name="fr5" draw:name="Objet136" text:anchor-type="as-char" svg:width="1.877cm" svg:height="0.96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text:p text:style-name="P34"><text:span text:style-name="T7">C </text:span><text:span text:style-name="_5f_signe"><text:span text:style-name="T7">=</text:span></text:span><text:span text:style-name="T7"> </text:span><text:span text:style-name="_5f_pointillés_20_gris"><text:tab/></text:span></text:p>
          <text:p text:style-name="P35"><text:span text:style-name="_5f_pointillés_20_gris"><text:span text:style-name="T7">C </text:span></text:span><text:span text:style-name="_5f_signe"><text:span text:style-name="T7">=</text:span></text:span><text:span text:style-name="_5f_pointillés_20_gris"><text:span text:style-name="T7"> </text:span></text:span><text:span text:style-name="_5f_pointillés_20_gris"><text:tab/></text:span></text:p>
          <text:p text:style-name="P35"><text:span text:style-name="_5f_pointillés_20_gris"><text:span text:style-name="T7">C </text:span></text:span><text:span text:style-name="_5f_signe"><text:span text:style-name="T7">=</text:span></text:span><text:span text:style-name="_5f_pointillés_20_gris"><text:span text:style-name="T7"> </text:span></text:span><text:span text:style-name="_5f_pointillés_20_gris"><text:tab/></text:span></text:p>
          <text:p text:style-name="P35"><text:span text:style-name="_5f_pointillés_20_gris"><text:span text:style-name="T7">C </text:span></text:span><text:span text:style-name="_5f_signe"><text:span text:style-name="T7">=</text:span></text:span><text:span text:style-name="_5f_pointillés_20_gris"><text:span text:style-name="T7"> </text:span></text:span><text:span text:style-name="_5f_pointillés_20_gris"><text:tab/></text:span></text:p>
          <text:p text:style-name="P48"><text:span text:style-name="T20">D </text:span><text:span text:style-name="_5f_signe">=</text:span><text:span text:style-name="T20"><draw:frame draw:style-name="fr4" draw:name="Objet137" text:anchor-type="as-char" svg:width="2.462cm" svg:height="0.9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<text:p text:style-name="P34"><text:span text:style-name="T7">D </text:span><text:span text:style-name="_5f_signe"><text:span text:style-name="T7">=</text:span></text:span><text:span text:style-name="T7"> </text:span><text:span text:style-name="_5f_pointillés_20_gris"><text:tab/></text:span></text:p>
          <text:p text:style-name="P34"><text:span text:style-name="T7">D </text:span><text:span text:style-name="_5f_signe"><text:span text:style-name="T7">=</text:span></text:span> <text:span text:style-name="_5f_pointillés_20_gris"><text:tab/></text:span></text:p>
          <text:p text:style-name="P34"><text:span text:style-name="_5f_pointillés_20_gris"><text:span text:style-name="T8">D</text:span></text:span><text:span text:style-name="_5f_pointillés_20_gris"><text:span text:style-name="T24"> </text:span></text:span><text:span text:style-name="_5f_signe"><text:span text:style-name="T9">=</text:span></text:span><text:span text:style-name="_5f_pointillés_20_gris"><text:span text:style-name="T24"> </text:span></text:span><text:span text:style-name="_5f_pointillés_20_gris"><text:span text:style-name="T31"><text:tab/></text:span></text:span></text:p>
          <text:p text:style-name="P36"><text:span text:style-name="_5f_pointillés_20_gris"><text:span text:style-name="T8">D</text:span></text:span><text:span text:style-name="_5f_pointillés_20_gris"><text:span text:style-name="T24"> </text:span></text:span><text:span text:style-name="_5f_signe"><text:span text:style-name="T9">=</text:span></text:span><text:span text:style-name="_5f_pointillés_20_gris"><text:span text:style-name="T24"> </text:span></text:span><text:span text:style-name="_5f_pointillés_20_gris"><text:span text:style-name="T31"><text:tab/></text:span></text:span></text:p>
        </text:list-header>
      </text:list>
      <text:list xml:id="list150906960972454" text:continue-list="list1526756294" text:style-name="Num_5f_Exo">
        <text:list-item>
          <text:h text:style-name="P30" text:outline-level="1"> La masse d’un atome de cuivre est de 1,05 <text:span text:style-name="T57">×</text:span> <text:span text:style-name="T50">10</text:span><text:span text:style-name="T42">–30</text:span> g. Combien d’atomes de cuivre y a-t-il dans 1,47 kg de cuivre ?</text:h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50906090255360" text:continue-numbering="true" text:style-name="Num_5f_Exo">
        <text:list-item>
          <text:h text:style-name="P31" text:outline-level="1"> 1 m<text:span text:style-name="T39">3</text:span> d’eau de mer contient 0,004 mg d’or. Sur la Terre, le volume total d’eau est d’environ 1,3 <text:span text:style-name="T57">×</text:span> 10<text:span text:style-name="T39">6</text:span> km<text:span text:style-name="T39">3</text:span><text:span text:style-name="T22">. </text:span>Calcule la masse totale d’or en tonnes que renferment les mers et les océans sur Terre. <text:span text:style-name="T59">Écris le résultat en notation scientifique.</text:span></text:h>
        </text:list-item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list xml:id="list150906617850754" text:continue-numbering="true" text:style-name="Num_5f_Exo">
        <text:list-item>
          <text:h text:style-name="P33" text:outline-level="1"><text:span text:style-name="T20"> La lumière se propage à la vitesse moyenne d’environ 3 </text:span><text:span text:style-name="T54">×</text:span><text:span text:style-name="T20"> 10</text:span><text:span text:style-name="T40">5</text:span><text:span text:style-name="T20"> km par seconde.</text:span></text:h>
        </text:list-item>
      </text:list>
      <text:list xml:id="list150905957553786" text:continue-list="list150905839977361" text:style-name="liste_5f_abc">
        <text:list-item>
          <text:list>
            <text:list-item>
              <text:p text:style-name="P40">Calcule la distance parcourue par la lumière en une année. Utilise la notation scientifique et arrondis le nombre décimal au dixième.</text:p>
            </text:list-item>
          </text:list>
        </text:list-item>
      </text:list>
      <text:p text:style-name="P27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list xml:id="list150906195638056" text:continue-list="list150905951034845" text:style-name="_5f_Numérotation_20_des_20_exercices_20_livrets">
        <text:list-header>
          <text:p text:style-name="P42">C’est ce qu’on appelle une année‑lumière (a.l.).</text:p>
        </text:list-header>
      </text:list>
      <text:list xml:id="list150906295159203" text:continue-list="list150905957553786" text:style-name="liste_5f_abc">
        <text:list-item>
          <text:list>
            <text:list-item>
              <text:p text:style-name="P41">Des astronomes ont observé l’extinction d’une étoile et ils ont estimé que cet événement s’est produit il y a environ 5 000 ans.</text:p>
            </text:list-item>
          </text:list>
        </text:list-item>
      </text:list>
      <text:list xml:id="list150906314413157" text:continue-list="list150906195638056" text:style-name="_5f_Numérotation_20_des_20_exercices_20_livrets">
        <text:list-item>
          <text:list>
            <text:list-header>
              <text:p text:style-name="P43">Calcule la distance en kilomètres séparant cette étoile de la Terre. Utilise la notation scientifique.</text:p>
            </text:list-header>
          </text:list>
        </text:list-item>
      </text:list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50905609492332" text:continue-list="list150906617850754" text:style-name="Num_5f_Exo">
        <text:list-item>
          <text:h text:style-name="P32" text:outline-level="1"><text:span text:style-name="_5f_pointillés_20_gris"><text:span text:style-name="T7"> La structure métallique de la tour Eiffel a une masse de 7 300 tonnes. On considère que la structure est composée essentiellement de fer. </text:span></text:span><text:span text:style-name="_5f_pointillés_20_gris"><text:span text:style-name="T15">Sachant qu’un atome de fer a une masse de </text:span></text:span><text:span text:style-name="_5f_pointillés_20_gris"><text:span text:style-name="T19">9,352</text:span></text:span><text:span text:style-name="_5f_pointillés_20_gris"><text:span text:style-name="T15"> </text:span></text:span><text:span text:style-name="_5f_pointillés_20_gris"><text:span text:style-name="T17">×</text:span></text:span><text:span text:style-name="_5f_pointillés_20_gris"><text:span text:style-name="T15"> </text:span></text:span><text:span text:style-name="_5f_pointillés_20_gris"><text:span text:style-name="T18">10</text:span></text:span><text:span text:style-name="_5f_pointillés_20_gris"><text:span text:style-name="T12">–</text:span></text:span><text:span text:style-name="_5f_pointillés_20_gris"><text:span text:style-name="T11">26</text:span></text:span><text:span text:style-name="_5f_pointillés_20_gris"><text:span text:style-name="T10"> </text:span></text:span><text:span text:style-name="_5f_pointillés_20_gris"><text:span text:style-name="T15">kg, combien d’atomes de fer y a-t-il dans la structure ? </text:span></text:span><text:span text:style-name="_5f_pointillés_20_gris"><text:span text:style-name="T16">Donne une valeur arrondie à l’unité.</text:span></text:span></text:h>
        </text:list-item>
      </text:list>
      <text:p text:style-name="FILET_5f_POINTILLES"><text:span text:style-name="_5f_pointillés_20_gris"><text:tab/></text:span></text:p>
      <text:p text:style-name="P27"><text:span text:style-name="_5f_pointillés_20_gris"><text:tab/></text:span></text:p>
      <text:p text:style-name="P27"><text:span text:style-name="_5f_pointillés_20_gris"><text:tab/></text:span></text:p>
      <text:p text:style-name="P28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2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uce_5f_enonce1" style:display-name="Puce_enonce1" style:family="text">
      <style:text-properties fo:color="#e8c32a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iv1" style:family="text">
      <style:text-properties fo:color="#ffffff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officeooo:rsid="0017c88f" officeooo:paragraph-rsid="0023393b" style:font-size-asian="15pt" style:font-size-complex="15pt" style:text-scale="100%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163d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163d5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style-name="Mgr2" draw:text-style-name="MP27" svg:width="2.703cm" svg:height="0.715cm" draw:transform="rotate (0.0872664625997165) translate (-0.172861111111111cm 0.218722222222222cm)"><draw:text-box><text:p text:style-name="MP26"><text:span text:style-name="MT5">Série 6</text:span></text:p></draw:text-box></draw:frame><draw:line text:anchor-type="paragraph" draw:z-index="8" draw:style-name="Mgr3" draw:text-style-name="MP26" svg:x1="18.74cm" svg:y1="0.36cm" svg:x2="20.497cm" svg:y2="0.36cm"><text:p/></draw:line>Calculer avec des nombres en notation scientifique</text:p>
      </style:header>
      <style:footer>
        <text:p text:style-name="MP28"><draw:frame draw:style-name="Mfr1" draw:name="Cadre1" text:anchor-type="paragraph" svg:y="-0.06cm" draw:z-index="0"><draw:text-box fo:min-height="0.499cm" fo:min-width="1cm"><draw:frame draw:style-name="Mfr2" draw:name="Cadre2" text:anchor-type="frame" svg:x="0.45cm" svg:y="0.079cm" svg:width="0.817cm" draw:z-index="1"><draw:text-box fo:min-height="0.355cm"><text:p text:style-name="MP29"><draw:g text:anchor-type="paragraph" draw:z-index="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4</text:page-number></text:p></draw:text-box></draw:frame><text:p text:style-name="MP31"><text:span text:style-name="MT6">Puissances</text:span> 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15:09:04.471000000</dc:date>
    <meta:editing-duration>PT8H40M39S</meta:editing-duration>
    <meta:editing-cycles>69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7" meta:page-count="2" meta:paragraph-count="93" meta:word-count="499" meta:character-count="2769" meta:non-whitespace-character-count="1904"/>
  </office:meta>
</office:document-meta>
</file>

<file path=Object 1/content.xml><?xml version="1.0" encoding="utf-8"?>
<math xmlns="http://www.w3.org/1998/Math/MathML" display="block">
  <semantics>
    <mfrac>
      <mrow>
        <mn>36</mn>
        <mrow>
          <mspace width="0.5em"/>
          <mo stretchy="false">×</mo>
          <mspace width="0.5em"/>
        </mrow>
        <msup>
          <mn>10</mn>
          <mn>15</mn>
        </msup>
      </mrow>
      <mrow>
        <mn>3</mn>
        <mrow>
          <mspace width="0.5em"/>
          <mo stretchy="false">×</mo>
          <mspace width="0.5em"/>
        </mrow>
        <msup>
          <mn>10</mn>
          <mrow>
            <mrow>
              <mspace width="0.5em"/>
              <mo stretchy="false">−</mo>
              <mspace width="0.5em"/>
            </mrow>
            <mn>17</mn>
          </mrow>
        </msup>
      </mrow>
    </mfrac>
    <annotation encoding="StarMath 5.0">{{36}`times` 10^{15}}over{{3}`times`{10}^{`-`17}}</annotation>
  </semantics>
</math>
</file>

<file path=Object 10/content.xml><?xml version="1.0" encoding="utf-8"?>
<math xmlns="http://www.w3.org/1998/Math/MathML" display="block">
  <semantics>
    <mfrac>
      <msup>
        <mn>10</mn>
        <mn>17</mn>
      </msup>
      <msup>
        <mn>10</mn>
        <mn>3</mn>
      </msup>
    </mfrac>
    <annotation encoding="StarMath 5.0">{{10}^{17}}over{{10}^{3}}</annotation>
  </semantics>
</math>
</file>

<file path=Object 11/content.xml><?xml version="1.0" encoding="utf-8"?>
<math xmlns="http://www.w3.org/1998/Math/MathML" display="block">
  <semantics>
    <mfrac>
      <mrow>
        <mn>0,35</mn>
        <mrow>
          <mspace width="0.5em"/>
          <mo stretchy="false">×</mo>
          <mspace width="0.5em"/>
        </mrow>
        <mn>5,6</mn>
        <mrow>
          <mspace width="0.5em"/>
          <mo stretchy="false">×</mo>
          <mspace width="0.5em"/>
        </mrow>
        <msup>
          <mn>10</mn>
          <mn>5</mn>
        </msup>
        <mrow>
          <mspace width="0.5em"/>
          <mo stretchy="false">×</mo>
          <mspace width="0.5em"/>
        </mrow>
        <msup>
          <mn>10</mn>
          <mn>12</mn>
        </msup>
      </mrow>
      <mrow>
        <mn>0,4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{ 0,35 `times` 5,6`times `10^5 `times` 10^{12} }over { 0,4` times` 10^3 }
</annotation>
  </semantics>
</math>
</file>

<file path=Object 2/content.xml><?xml version="1.0" encoding="utf-8"?>
<math xmlns="http://www.w3.org/1998/Math/MathML" display="block">
  <semantics>
    <mfrac>
      <mrow>
        <mrow>
          <mo stretchy="false">−</mo>
          <mn>48,8</mn>
        </mrow>
        <mrow>
          <mspace width="0.5em"/>
          <mo stretchy="false">×</mo>
          <mspace width="0.5em"/>
        </mrow>
        <msup>
          <mn>10</mn>
          <mn>23</mn>
        </msup>
      </mrow>
      <mrow>
        <mrow>
          <mo stretchy="false">−</mo>
          <mn>4</mn>
        </mrow>
        <mrow>
          <mspace width="0.5em"/>
          <mo stretchy="false">×</mo>
          <mspace width="0.5em"/>
        </mrow>
        <msup>
          <mn>10</mn>
          <mn>15</mn>
        </msup>
      </mrow>
    </mfrac>
    <annotation encoding="StarMath 5.0">
{{-48,8}`times` 10^{23}}over{{-4}`times`{10}^{15}}</annotation>
  </semantics>
</math>
</file>

<file path=Object 6/content.xml><?xml version="1.0" encoding="utf-8"?>
<math xmlns="http://www.w3.org/1998/Math/MathML" display="block">
  <semantics>
    <mfrac>
      <mrow>
        <mn>1,96</mn>
        <mo stretchy="false">×</mo>
        <msup>
          <mn>10</mn>
          <mn>17</mn>
        </msup>
      </mrow>
      <mrow>
        <mn>0,4</mn>
        <mo stretchy="false">×</mo>
        <msup>
          <mn>10</mn>
          <mn>3</mn>
        </msup>
      </mrow>
    </mfrac>
    <annotation encoding="StarMath 5.0">{ 1,96 times 10^{17} }over { 0,4 times 10^3 }</annotation>
  </semantics>
</math>
</file>

<file path=Object 7/content.xml><?xml version="1.0" encoding="utf-8"?>
<math xmlns="http://www.w3.org/1998/Math/MathML" display="block">
  <semantics>
    <mfrac>
      <mrow>
        <mn>0,35</mn>
        <mrow>
          <mspace width="0.5em"/>
          <mo stretchy="false">×</mo>
          <mspace width="0.5em"/>
        </mrow>
        <msup>
          <mn>10</mn>
          <mn>5</mn>
        </msup>
        <mrow>
          <mspace width="0.5em"/>
          <mo stretchy="false">×</mo>
          <mspace width="0.5em"/>
        </mrow>
        <mn>5,6</mn>
        <mrow>
          <mspace width="0.5em"/>
          <mo stretchy="false">×</mo>
          <mspace width="0.5em"/>
        </mrow>
        <msup>
          <mn>10</mn>
          <mn>12</mn>
        </msup>
      </mrow>
      <mrow>
        <mn>0,4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{ 0,35 `times `10^{5}` times `5,6 `times` 10^{12} }over { 0,4` times `10 ^{3} }
</annotation>
  </semantics>
</math>
</file>

<file path=Object 9/content.xml><?xml version="1.0" encoding="utf-8"?>
<math xmlns="http://www.w3.org/1998/Math/MathML" display="block">
  <semantics>
    <mfrac>
      <mn>1,96</mn>
      <mn>0,4</mn>
    </mfrac>
    <annotation encoding="StarMath 5.0">{1,96}over{0,4}</annotation>
  </semantics>
</math>
</file>